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e36fb" officeooo:paragraph-rsid="001e36f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eb27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f3178" officeooo:paragraph-rsid="001f317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33175" officeooo:paragraph-rsid="00233175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23317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officeooo:rsid="002f642b" officeooo:paragraph-rsid="00233175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f3178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33175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f3178" officeooo:paragraph-rsid="001f317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f3178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540e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e36f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f317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06d4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142fb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1a5d8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33175" style:font-weight-asian="bold" style:font-weight-complex="bold"/>
    </style:style>
    <style:style style:name="T16" style:family="text">
      <style:text-properties officeooo:rsid="0021c5b6"/>
    </style:style>
    <style:style style:name="T1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officeooo:rsid="0030e010"/>
    </style:style>
    <style:style style:name="T24" style:family="text">
      <style:text-properties officeooo:rsid="002331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4</text:span><text:span text:style-name="T9">0</text:span><text:span text:style-name="T8">1</text:span><text:span text:style-name="T6"> - </text:span><text:span text:style-name="T5">A/</text:span><text:span text:style-name="T6">A - </text:span><text:span text:style-name="T8">All</text:span></text:p>
      <text:p text:style-name="P1"/>
      <text:p text:style-name="P2">Using Vihkrs in A/A mode</text:p>
      <text:list xml:id="list578340766" text:style-name="L1">
        <text:list-item>
          <text:p text:style-name="P4">Select Vihkrs (outboard weapon station, <text:span text:style-name="T14">Gray Reset Hat left</text:span>)</text:p>
        </text:list-item>
        <text:list-item>
          <text:p text:style-name="P4">Lock target as normal <text:span text:style-name="T16">with Shkval sensor</text:span>.</text:p>
        </text:list-item>
        <text:list-item>
          <text:p text:style-name="P9"><text:span text:style-name="T2">Turn on the </text:span><text:span text:style-name="T7">A/A mode</text:span><text:span text:style-name="T2"> targeting system button (</text:span><text:span text:style-name="T10">Shift-Coll Metal Switch 1 back</text:span><text:span text:style-name="T2">). <text:s/>This will make the Vihkrs </text:span><text:span text:style-name="T3">trigger with a proximity fuse</text:span><text:span text:style-name="T2"> instead of direct impact.</text:span></text:p>
        </text:list-item>
        <text:list-item>
          <text:p text:style-name="P9"><text:span text:style-name="T2">If target is coming toward you quickly, turn on the </text:span><text:span text:style-name="T7">A/A head on mode</text:span><text:span text:style-name="T2"> (</text:span><text:span text:style-name="T7">Shift-</text:span><text:span text:style-name="T10">Coll Metal Switch 2 forward</text:span><text:span text:style-name="T2">). <text:s/>This will set the Vihkrs to </text:span><text:span text:style-name="T3">trigger the proximity fuze </text:span><text:span text:style-name="T2">sooner than it normally would.</text:span></text:p>
        </text:list-item>
        <text:list-item>
          <text:p text:style-name="P11"><text:span text:style-name="T1">Press </text:span><text:span text:style-name="T4">Red Button</text:span><text:span text:style-name="T1"> to fire.</text:span></text:p>
        </text:list-item>
      </text:list>
      <text:p text:style-name="P5"/>
      <text:p text:style-name="P6">Using guns or rockets with a fixed gunsight</text:p>
      <text:list xml:id="list2903184301" text:style-name="L2">
        <text:list-item>
          <text:p text:style-name="P10"><text:span text:style-name="T11">Set Autotracking switch to </text:span><text:span text:style-name="T12">TS</text:span><text:span text:style-name="T11"> (</text:span><text:span text:style-name="T13">Dish Hat press to toggle</text:span><text:span text:style-name="T12">) (</text:span><text:span text:style-name="T11">left console next to laser designator arming switch)</text:span></text:p>
        </text:list-item>
        <text:list-item>
          <text:p text:style-name="P10"><text:span text:style-name="T11">HUD will show </text:span><text:span text:style-name="T12">pipper </text:span><text:span text:style-name="T11">fixed in place</text:span><text:span text:style-name="T12">. <text:s/>Shkval will show image boresighted to pipper.</text:span></text:p>
        </text:list-item>
        <text:list-item>
          <text:p text:style-name="P7"><text:span text:style-name="T23">Put pipper on target and f</text:span>ire with <text:span text:style-name="T14">Trigger</text:span><text:span text:style-name="T24"> for gun or </text:span><text:span text:style-name="T15">Red Button</text:span><text:span text:style-name="T24"> for rockets</text:span>.</text:p>
        </text:list-item>
        <text:list-item>
          <text:p text:style-name="P8"><text:span text:style-name="T18">When finished, </text:span><text:span text:style-name="T21">reset targeting system</text:span><text:span text:style-name="T18"> </text:span><text:span text:style-name="T19">(</text:span><text:span text:style-name="T22">Coll Metal Switch 3 back</text:span><text:span text:style-name="T19">) </text:span><text:span text:style-name="T17">and deselect cannon (</text:span><text:span text:style-name="T20">Gray Reset Hat back</text:span><text:span text:style-name="T17">)</text:span><text:span text:style-name="T18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6T07:30:17.074000000</dc:date>
    <meta:editing-duration>PT4H5M25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2" meta:word-count="189" meta:character-count="1041" meta:non-whitespace-character-count="869"/>
  </office:meta>
</office:document-meta>
</file>